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Instruction</text:p>
          </table:table-cell>
          <table:table-cell table:style-name="ce1" office:value-type="string">
            <text:p>SorZ</text:p>
          </table:table-cell>
          <table:table-cell table:style-name="ce1" office:value-type="string">
            <text:p>BorI</text:p>
          </table:table-cell>
          <table:table-cell table:style-name="ce1" office:value-type="string">
            <text:p>ALUop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MF</text:p>
          </table:table-cell>
          <table:table-cell table:style-name="ce1" office:value-type="string">
            <text:p>MT</text:p>
          </table:table-cell>
          <table:table-cell table:style-name="ce1" office:value-type="string">
            <text:p>HiorLO</text:p>
          </table:table-cell>
          <table:table-cell table:style-name="ce1" office:value-type="string">
            <text:p>DmorALU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RorI</text:p>
          </table:table-cell>
          <table:table-cell table:style-name="ce1" office:value-type="string">
            <text:p>BranchType</text:p>
          </table:table-cell>
          <table:table-cell table:style-name="ce1" office:value-type="string">
            <text:p>NeorEQ</text:p>
          </table:table-cell>
          <table:table-cell table:style-name="ce1" office:value-type="string">
            <text:p>Jump</text:p>
          </table:table-cell>
          <table:table-cell table:style-name="ce1" office:value-type="string">
            <text:p>JumpPSD</text:p>
          </table:table-cell>
          <table:table-cell table:style-name="ce1" office:value-type="string">
            <text:p>TestMult</text:p>
          </table:table-cell>
          <table:table-cell table:style-name="ce5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7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ADD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0">
            <text:p>100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ADDI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AND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OR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01">
            <text:p>110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XOR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10">
            <text:p>111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ADD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00">
            <text:p>100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ADD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UB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UB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11">
            <text:p>101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MULT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8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AND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1">
            <text:p>110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N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1">
            <text:p>111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X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0">
            <text:p>111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MFHI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MFLO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MTHI</text:p>
          </table:table-cell>
          <table:table-cell table:style-name="ce3" table:number-columns-repeated="5"/>
          <table:table-cell table:number-columns-repeated="2"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MTLO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SLL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RL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RA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SLL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RL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RA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LUI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SLT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0">
            <text:p>11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LTI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1">
            <text:p>11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SLT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">
            <text:p>11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SLT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">
            <text:p>11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BEQ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7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NE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7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BLE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GT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LT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7"/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GE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7"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JR</text:p>
          </table:table-cell>
          <table:table-cell table:style-name="ce3" table:number-columns-repeated="12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JALR</text:p>
          </table:table-cell>
          <table:table-cell table:style-name="ce3" table:number-columns-repeated="8"/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J</text:p>
          </table:table-cell>
          <table:table-cell table:style-name="ce3" table:number-columns-repeated="12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JAL</text:p>
          </table:table-cell>
          <table:table-cell table:style-name="ce3" table:number-columns-repeated="8"/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TEST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number-columns-repeated="100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 style:data-style-name="N2" text:time-value="0000-00-00T08:23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59:00</meta:creation-date>
    <dc:date>2013-05-24T10:23:32</dc:date>
    <meta:editing-duration>PT3H36M28S</meta:editing-duration>
    <meta:editing-cycles>17</meta:editing-cycles>
    <meta:generator>LibreOffice/4.0.2.2$Linux_X86_64 LibreOffice_project/400m0$Build-2</meta:generator>
    <meta:document-statistic meta:table-count="3" meta:cell-count="337" meta:object-count="0"/>
  </office:meta>
</office:document-meta>
</file>